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1" style:font-name-complex="Times New Roman1" style:text-overline-style="none" style:text-overline-color="font-color"/>
    </style:style>
    <style:style style:name="T4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fo:language="ru" fo:country="RU" fo:font-weight="normal" style:font-name-asian="Times New Roman3" style:font-weight-asian="normal" style:font-name-complex="Times New Roman3" style:font-weight-complex="normal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style:font-name-asian="Times New Roman1" style:font-name-complex="Times New Roman1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"><draw:frame draw:style-name="fr1" draw:name="Графический объект1" text:anchor-type="as-char" svg:width="1.005cm" svg:height="0.714cm" draw:z-index="0"><draw:image xlink:href="../../odt/images/3058.png" xlink:type="simple" xlink:show="embed" xlink:actuate="onLoad"/></draw:frame></text:p>
          </table:table-cell>
          <table:table-cell table:style-name="Таблица1.B1" office:value-type="string">
            <text:h text:style-name="P5" text:outline-level="1">НОР ИКП</text:h>
          </table:table-cell>
        </table:table-row>
        <table:table-row>
          <table:table-cell table:style-name="Таблица1.A2" office:value-type="string">
            <text:p text:style-name="P7">в палитре</text:p>
          </table:table-cell>
          <table:table-cell table:style-name="Таблица1.B1" office:value-type="string">
            <text:p text:style-name="P2">| векторизован | <text:span text:style-name="T9">C-</text:span>код <text:span text:style-name="T9">|</text:span></text:p>
          </table:table-cell>
        </table:table-row>
        <table:table-row table:style-name="Таблица1.3">
          <table:table-cell table:style-name="Таблица1.A1" office:value-type="string">
            <text:p text:style-name="P6"><draw:frame draw:style-name="fr1" draw:name="Графический объект2" text:anchor-type="as-char" svg:width="1.693cm" svg:height="2.328cm" draw:z-index="1"><draw:image xlink:href="../../odt/images/3058_in_scheme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7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Блок представляет собой релейное звено с зоной нечувствительности и с двумя выходами, на выходах формирует логические 1 <text:span text:style-name="T1">или 0 по следующему алгоритму:</text:span></text:p>
            <text:p text:style-name="P2"><text:span text:style-name="T1">На входе в блок подаются два сигнала, которые сравниваются между собой. Если их </text:span><text:span text:style-name="T2">разность</text:span><text:span text:style-name="T1"> превысит </text:span><text:span text:style-name="T2">верхний</text:span><text:span text:style-name="T1"> предел, то блок формирует логическую 1 на </text:span><text:span text:style-name="T2">первом</text:span><text:span text:style-name="T1"> выходе. Если разность между первым и вторым входом станет меньше </text:span><text:span text:style-name="T2">нижнего</text:span><text:span text:style-name="T1"> предела, то на </text:span><text:span text:style-name="T2">втором</text:span><text:span text:style-name="T1"> выходе блок формирует логическую 1. В других случаях (если разность находится между верхним и нижним пределами, с учетом величины зоны возврата), на выходах формируется логический 0:</text:span></text:p>
            <text:p text:style-name="P3"><text:span text:style-name="T6"><draw:frame draw:style-name="fr2" draw:name="Объект1" text:anchor-type="as-char" svg:width="8.468cm" svg:height="2.81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">,</text:span></text:p>
            <text:p text:style-name="P2"><text:span text:style-name="T4">где</text:span><text:span text:style-name="T4"><draw:frame draw:style-name="fr2" draw:name="Объект2" text:anchor-type="as-char" svg:width="2.693cm" svg:height="0.621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– входные сигналы блока; </text:span><text:span text:style-name="T4"><draw:frame draw:style-name="fr2" draw:name="Объект3" text:anchor-type="as-char" svg:width="2.757cm" svg:height="0.621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– выходные сигналы;</text:span><text:span text:style-name="T4"><draw:frame draw:style-name="fr2" draw:name="Объект4" text:anchor-type="as-char" svg:width="2.124cm" svg:height="0.621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– величина зоны возврата и пределы изменения разности (пределы срабатывания).</text:span></text:p>
            <text:p text:style-name="P2"><text:span text:style-name="T4">Блок представляет собой субмодель. Для того чтобы посмотреть структуру алгоритма – нажмите правой кнопкой «Действия» </text:span><text:span text:style-name="T5">→</text:span><text:span text:style-name="T4"> «Войти в субмодель».</text:span></text:p>
            <text:p text:style-name="P2"><text:span text:style-name="T8">Свойства</text:span>:</text:p>
            <text:list xml:id="list3204382041643098151" text:style-name="L1">
              <text:list-item>
                <text:p text:style-name="P4">Верхний предел — верхняя уставка, с которой сравнивается разность входных сигналов.</text:p>
              </text:list-item>
              <text:list-item>
                <text:p text:style-name="P4">Нижний предел — нижняя уставка, с которой сравнивается разность входных сигналов.</text:p>
              </text:list-item>
              <text:list-item>
                <text:p text:style-name="P4"><text:span text:style-name="T3">Зона возврата — величина, которая вычитается из верхней уставки и суммируется с нижней уставкой для формирования зон нечувствительности.</text:span><text:span text:style-name="T7"> Ширина зоны нечувствительности у блока одинаковая (как сверху, так и снизу)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ОР ИКП</dc:title>
    <dc:date>2014-12-01T18:48:34.51</dc:date>
    <meta:generator>OpenOffice/4.1.1$Win32 OpenOffice.org_project/411m6$Build-9775</meta:generator>
    <meta:editing-duration>PT3H18M49S</meta:editing-duration>
    <meta:editing-cycles>71</meta:editing-cycles>
    <meta:document-statistic meta:table-count="1" meta:image-count="2" meta:object-count="4" meta:page-count="1" meta:paragraph-count="15" meta:word-count="191" meta:character-count="1289"/>
  </office:meta>
</office:document-meta>
</file>

<file path=Object 1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

<file path=Object 2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  <mi>,</mi>
      <mi/>
      <msub>
        <mi>y</mi>
        <mn>2</mn>
      </msub>
      <mrow>
        <mo stretchy="false">(</mo>
        <mrow>
          <mi>t</mi>
        </mrow>
        <mo stretchy="false">)</mo>
      </mrow>
    </mrow>
    <annotation encoding="StarMath 5.0">y_1(t),~y_2(t)</annotation>
  </semantics>
</math>
</file>

<file path=Object 3/content.xml><?xml version="1.0" encoding="utf-8"?>
<math xmlns="http://www.w3.org/1998/Math/MathML">
  <semantics>
    <mrow>
      <mi>a</mi>
      <mi>,</mi>
      <mi/>
      <msub>
        <mo stretchy="false">ϵ</mo>
        <mn>1,</mn>
      </msub>
      <mi/>
      <msub>
        <mo stretchy="false">ϵ</mo>
        <mn>2</mn>
      </msub>
    </mrow>
    <annotation encoding="StarMath 5.0">a,~%epsilon_1,~%epsilon_2</annotation>
  </semantics>
</math>
</file>

<file path=Object 4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1,</mn>
                          <mi/>
                          <mi mathvariant="italic">если</mi>
                          <mi/>
                          <mrow>
                            <mo stretchy="false">[</mo>
                            <mrow>
                              <msub>
                                <mi>u</mi>
                                <mn>1</mn>
                              </msub>
                              <mrow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  <mo stretchy="false">−</mo>
                                <msub>
                                  <mi>u</mi>
                                  <mn>2</mn>
                                </msub>
                              </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  <mo stretchy="false">]</mo>
                          </mrow>
                          <mrow>
                            <mi/>
                            <mo stretchy="false">&gt;</mo>
                            <mi/>
                          </mrow>
                          <msub>
                            <mo stretchy="false">ϵ</mo>
                            <mn>1</mn>
                          </msub>
                        </mrow>
                      </mtd>
                    </mtr>
                    <mtr>
                      <mtd>
                        <mrow>
                          <mn>0,</mn>
                          <mi/>
                          <mi mathvariant="italic">если</mi>
                          <mi/>
                          <mrow>
                            <mo stretchy="false">[</mo>
                            <mrow>
                              <msub>
                                <mi>u</mi>
                                <mn>1</mn>
                              </msub>
                              <mrow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  <mo stretchy="false">−</mo>
                                <msub>
                                  <mi>u</mi>
                                  <mn>2</mn>
                                </msub>
                              </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  <mo stretchy="false">]</mo>
                          </mrow>
                          <mrow>
                            <mi/>
                            <mo stretchy="false">&lt;</mo>
                            <mi/>
                          </mrow>
                          <mrow>
                            <msub>
                              <mo stretchy="false">ϵ</mo>
                              <mn>1</mn>
                            </msub>
                            <mo stretchy="false">−</mo>
                            <mi>a</mi>
                          </mrow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0,</mn>
                          <mi/>
                          <mi mathvariant="italic">если</mi>
                          <mi/>
                          <mrow>
                            <mo stretchy="false">[</mo>
                            <mrow>
                              <msub>
                                <mi>u</mi>
                                <mn>1</mn>
                              </msub>
                              <mrow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  <mo stretchy="false">−</mo>
                                <msub>
                                  <mi>u</mi>
                                  <mn>2</mn>
                                </msub>
                              </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  <mo stretchy="false">]</mo>
                          </mrow>
                          <mrow>
                            <mi/>
                            <mo stretchy="false">&gt;</mo>
                            <mi/>
                          </mrow>
                          <mrow>
                            <msub>
                              <mo stretchy="false">ϵ</mo>
                              <mn>2</mn>
                            </msub>
                            <mo stretchy="false">+</mo>
                            <mi>a</mi>
                          </mrow>
                        </mrow>
                      </mtd>
                    </mtr>
                    <mtr>
                      <mtd>
                        <mrow>
                          <mn>1,</mn>
                          <mi/>
                          <mi mathvariant="italic">если</mi>
                          <mi/>
                          <mrow>
                            <mo stretchy="false">[</mo>
                            <mrow>
                              <msub>
                                <mi>u</mi>
                                <mn>1</mn>
                              </msub>
                              <mrow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  <mo stretchy="false">−</mo>
                                <msub>
                                  <mi>u</mi>
                                  <mn>2</mn>
                                </msub>
                              </mrow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  <mo stretchy="false">]</mo>
                          </mrow>
                          <mrow>
                            <mi/>
                            <mo stretchy="false">&lt;</mo>
                            <mi/>
                          </mrow>
                          <msub>
                            <mo stretchy="false">ϵ</mo>
                            <mn>2</mn>
                          </msub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1(t) = left lbrace stack{
alignl 1, ~ если ~ [u_1(t)-u_2(t)] ~&gt;~ %epsilon_1 #
alignl 0, ~ если ~ [u_1(t)-u_2(t)] ~&lt;~ %epsilon_1 - a}  right none
newline
y_2(t) = left lbrace stack{
alignl 0, ~ если ~ [u_1(t)-u_2(t)] ~&gt;~ %epsilon_2 + a#
alignl 1, ~ если ~ [u_1(t)-u_2(t)] ~&lt;~ %epsilon_2}  right none
</annotation>
  </semantics>
</math>
</file>